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7a1" officeooo:paragraph-rsid="000897a1"/>
    </style:style>
    <style:style style:name="P2" style:family="paragraph" style:parent-style-name="Standard">
      <style:text-properties fo:font-weight="bold" officeooo:rsid="000897a1" officeooo:paragraph-rsid="000897a1" style:font-weight-asian="bold" style:font-weight-complex="bold"/>
    </style:style>
    <style:style style:name="P3" style:family="paragraph" style:parent-style-name="Standard">
      <style:text-properties fo:font-weight="bold" officeooo:rsid="000c4ed5" officeooo:paragraph-rsid="000c4ed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97a1" officeooo:paragraph-rsid="000897a1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P6" style:family="paragraph" style:parent-style-name="Standard">
      <style:text-properties fo:font-weight="normal" officeooo:rsid="000c4ed5" officeooo:paragraph-rsid="000c4edd" style:font-weight-asian="normal" style:font-weight-complex="normal"/>
    </style:style>
    <style:style style:name="P7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P8" style:family="paragraph" style:parent-style-name="Standard">
      <style:text-properties fo:font-weight="bold" officeooo:rsid="000f28ec" officeooo:paragraph-rsid="000f28ec" style:font-weight-asian="bold" style:font-weight-complex="bold"/>
    </style:style>
    <style:style style:name="T1" style:family="text">
      <style:text-properties officeooo:rsid="000bbd2c"/>
    </style:style>
    <style:style style:name="T2" style:family="text">
      <style:text-properties officeooo:rsid="000d30ba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telopes Dataviz</text:p>
      <text:p text:style-name="P1"/>
      <text:p text:style-name="P2">Purpose:</text:p>
      <text:p text:style-name="P1"><text:tab/>We Kudus want to compare ourselves to other antelopes species. And because we</text:p>
      <text:p text:style-name="P1">love data and software, we want to use a web app for this.</text:p>
      <text:p text:style-name="P1"/>
      <text:p text:style-name="P2">Dependencies:</text:p>
      <text:p text:style-name="P5"><text:tab/>- Node 12&gt;</text:p>
      <text:p text:style-name="P5"/>
      <text:p text:style-name="P2">Technical details:</text:p>
      <text:p text:style-name="P5"><text:tab/>- React and typescript</text:p>
      <text:p text:style-name="P5"><text:tab/>- Bootstraped with create-react-app using redux-toolki<text:span text:style-name="T1">t</text:span></text:p>
      <text:p text:style-name="P5"><text:tab/>- <text:span text:style-name="T1">Using Semantic-ui for table display</text:span></text:p>
      <text:p text:style-name="P5"/>
      <text:p text:style-name="P3">User stor<text:span text:style-name="T2">ies</text:span>:</text:p>
      <text:p text:style-name="P6"><text:tab/>- I should be able to see a table with the different antelopes and there details (name, weigth, <text:tab/>height…)</text:p>
      <text:p text:style-name="P6"><text:tab/>- <text:span text:style-name="T2">I should be able to see a chart to compare the number of antelopes according to different <text:tab/>criterias (horns or continents</text:span></text:p>
      <text:p text:style-name="P5"/>
      <text:p text:style-name="P8">Application description:<text:line-break/><text:tab/><text:span text:style-name="T3">- First the application loads by fetching the antelopes data from ‘https://work-sample-mk-<text:tab/>fs.s3-us-west-2.amazonaws.com/species.json’</text:span></text:p>
      <text:p text:style-name="P8"><text:span text:style-name="T3"><text:tab/>- Two tabs are here to navigate:</text:span></text:p>
      <text:p text:style-name="P8"><text:span text:style-name="T3"><text:tab/><text:tab/>- Table: Display the table with the antelopes informations</text:span></text:p>
      <text:p text:style-name="P8"><text:span text:style-name="T3"><text:tab/><text:tab/>- charts: Display the charts to see the proportion of antelopes according to the <text:tab/><text:tab/><text:tab/>selected criteria (horns or continents)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57:34.005767882</meta:creation-date>
    <meta:generator>LibreOffice/6.4.7.2$Linux_X86_64 LibreOffice_project/40$Build-2</meta:generator>
    <dc:date>2021-07-26T12:19:45.312283904</dc:date>
    <meta:editing-duration>PT1H8M46S</meta:editing-duration>
    <meta:editing-cycles>6</meta:editing-cycles>
    <meta:document-statistic meta:table-count="0" meta:image-count="0" meta:object-count="0" meta:page-count="1" meta:paragraph-count="17" meta:word-count="144" meta:character-count="942" meta:non-whitespace-character-count="796"/>
  </office:meta>
</office:document-meta>
</file>